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language="nb" fo:country="NO"/>
    </style:style>
    <style:style style:name="T3" style:parent-style-name="Standardskriftforavsnitt" style:family="text">
      <style:text-properties fo:font-weight="bold" style:font-weight-asian="bold" style:font-weight-complex="bold" fo:language="nb" fo:country="NO"/>
    </style:style>
    <style:style style:name="P4" style:parent-style-name="Normal" style:family="paragraph">
      <style:text-properties fo:language="nb" fo:country="NO"/>
    </style:style>
    <style:style style:name="P5" style:parent-style-name="Normal" style:family="paragraph">
      <style:text-properties fo:language="nb" fo:country="NO"/>
    </style:style>
    <style:style style:name="P6" style:parent-style-name="Normal" style:family="paragraph">
      <style:text-properties fo:language="nb" fo:country="NO"/>
    </style:style>
    <style:style style:name="P7" style:parent-style-name="Normal" style:family="paragraph">
      <style:text-properties fo:language="nb" fo:country="NO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Standardskriftforavsnitt" style:family="text">
      <style:text-properties fo:language="nb" fo:country="NO"/>
    </style:style>
    <style:style style:name="T10" style:parent-style-name="Standardskriftforavsnitt" style:family="text">
      <style:text-properties fo:font-weight="bold" style:font-weight-asian="bold" style:font-weight-complex="bold" fo:language="nb" fo:country="NO"/>
    </style:style>
    <style:style style:name="T11" style:parent-style-name="Standardskriftforavsnitt" style:family="text">
      <style:text-properties fo:language="nb" fo:country="NO"/>
    </style:style>
    <style:style style:name="T12" style:parent-style-name="Standardskriftforavsnitt" style:family="text">
      <style:text-properties fo:font-style="italic" style:font-style-asian="italic" style:font-style-complex="italic" fo:language="nb" fo:country="NO"/>
    </style:style>
    <style:style style:name="T13" style:parent-style-name="Standardskriftforavsnitt" style:family="text">
      <style:text-properties fo:language="nb" fo:country="NO"/>
    </style:style>
    <style:style style:name="T14" style:parent-style-name="Standardskriftforavsnitt" style:family="text">
      <style:text-properties fo:language="nb" fo:country="NO"/>
    </style:style>
    <style:style style:name="T15" style:parent-style-name="Standardskriftforavsnitt" style:family="text">
      <style:text-properties fo:font-style="italic" style:font-style-asian="italic" style:font-style-complex="italic" fo:language="nb" fo:country="NO"/>
    </style:style>
    <style:style style:name="T16" style:parent-style-name="Standardskriftforavsnitt" style:family="text">
      <style:text-properties fo:language="nb" fo:country="NO"/>
    </style:style>
    <style:style style:name="T17" style:parent-style-name="Standardskriftforavsnitt" style:family="text">
      <style:text-properties fo:font-weight="bold" style:font-weight-asian="bold" style:font-weight-complex="bold" fo:language="nb" fo:country="NO"/>
    </style:style>
    <style:style style:name="T18" style:parent-style-name="Standardskriftforavsnitt" style:family="text">
      <style:text-properties fo:language="nb" fo:country="NO"/>
    </style:style>
    <style:style style:name="T19" style:parent-style-name="Standardskriftforavsnitt" style:family="text">
      <style:text-properties fo:font-weight="bold" style:font-weight-asian="bold" style:font-weight-complex="bold" fo:language="nb" fo:country="NO"/>
    </style:style>
    <style:style style:name="T20" style:parent-style-name="Standardskriftforavsnitt" style:family="text">
      <style:text-properties fo:language="nb" fo:country="NO"/>
    </style:style>
    <style:style style:name="T21" style:parent-style-name="Standardskriftforavsnitt" style:family="text">
      <style:text-properties fo:font-weight="bold" style:font-weight-asian="bold" style:font-weight-complex="bold" fo:language="nb" fo:country="NO"/>
    </style:style>
    <style:style style:name="T22" style:parent-style-name="Standardskriftforavsnitt" style:family="text">
      <style:text-properties fo:language="nb" fo:country="NO"/>
    </style:style>
    <style:style style:name="T23" style:parent-style-name="Standardskriftforavsnitt" style:family="text">
      <style:text-properties fo:font-style="italic" style:font-style-asian="italic" style:font-style-complex="italic" fo:language="nb" fo:country="NO"/>
    </style:style>
    <style:style style:name="T24" style:parent-style-name="Standardskriftforavsnitt" style:family="text">
      <style:text-properties fo:language="nb" fo:country="NO"/>
    </style:style>
    <style:style style:name="T25" style:parent-style-name="Standardskriftforavsnitt" style:family="text">
      <style:text-properties fo:font-style="italic" style:font-style-asian="italic" style:font-style-complex="italic" fo:language="nb" fo:country="NO"/>
    </style:style>
    <style:style style:name="T26" style:parent-style-name="Standardskriftforavsnitt" style:family="text">
      <style:text-properties fo:language="nb" fo:country="NO"/>
    </style:style>
    <style:style style:name="T27" style:parent-style-name="Standardskriftforavsnitt" style:family="text">
      <style:text-properties fo:language="nb" fo:country="NO"/>
    </style:style>
    <style:style style:name="T28" style:parent-style-name="Standardskriftforavsnitt" style:family="text">
      <style:text-properties fo:font-weight="bold" style:font-weight-asian="bold" style:font-weight-complex="bold" fo:language="nb" fo:country="NO"/>
    </style:style>
    <style:style style:name="T29" style:parent-style-name="Standardskriftforavsnitt" style:family="text">
      <style:text-properties fo:language="nb" fo:country="NO"/>
    </style:style>
    <style:style style:name="P30" style:parent-style-name="Normal" style:list-style-name="LFO1" style:family="paragraph"/>
    <style:style style:name="P31" style:parent-style-name="Normal" style:family="paragraph">
      <style:text-properties fo:language="nb" fo:country="NO"/>
    </style:style>
    <style:style style:name="P32" style:parent-style-name="Normal" style:family="paragraph">
      <style:text-properties fo:language="nb" fo:country="NO"/>
    </style:style>
    <style:style style:name="P33" style:parent-style-name="Normal" style:family="paragraph">
      <style:text-properties fo:language="nb" fo:country="NO"/>
    </style:style>
    <style:style style:name="T34" style:parent-style-name="Standardskriftforavsnitt" style:family="text">
      <style:text-properties fo:font-weight="bold" style:font-weight-asian="bold" style:font-weight-complex="bold" fo:language="nb" fo:country="NO"/>
    </style:style>
    <style:style style:name="T35" style:parent-style-name="Standardskriftforavsnitt" style:family="text">
      <style:text-properties fo:language="nb" fo:country="NO"/>
    </style:style>
    <style:style style:name="T36" style:parent-style-name="Standardskriftforavsnitt" style:family="text">
      <style:text-properties fo:font-weight="bold" style:font-weight-asian="bold" style:font-weight-complex="bold" fo:language="nb" fo:country="NO"/>
    </style:style>
    <style:style style:name="T37" style:parent-style-name="Standardskriftforavsnitt" style:family="text">
      <style:text-properties fo:language="nb" fo:country="NO"/>
    </style:style>
    <style:style style:name="T38" style:parent-style-name="Standardskriftforavsnitt" style:family="text">
      <style:text-properties fo:font-style="italic" style:font-style-asian="italic" style:font-style-complex="italic" fo:language="nb" fo:country="NO"/>
    </style:style>
    <style:style style:name="T39" style:parent-style-name="Standardskriftforavsnitt" style:family="text">
      <style:text-properties fo:language="nb" fo:country="NO"/>
    </style:style>
    <style:style style:name="T40" style:parent-style-name="Standardskriftforavsnitt" style:family="text">
      <style:text-properties fo:font-style="italic" style:font-style-asian="italic" style:font-style-complex="italic" fo:language="nb" fo:country="NO"/>
    </style:style>
    <style:style style:name="T41" style:parent-style-name="Standardskriftforavsnitt" style:family="text">
      <style:text-properties fo:language="nb" fo:country="NO"/>
    </style:style>
    <style:style style:name="T42" style:parent-style-name="Standardskriftforavsnitt" style:family="text">
      <style:text-properties fo:font-weight="bold" style:font-weight-asian="bold" style:font-weight-complex="bold" fo:language="nb" fo:country="NO"/>
    </style:style>
    <style:style style:name="T43" style:parent-style-name="Standardskriftforavsnitt" style:family="text">
      <style:text-properties fo:language="nb" fo:country="NO"/>
    </style:style>
    <style:style style:name="P44" style:parent-style-name="Normal" style:family="paragraph">
      <style:text-properties fo:font-weight="bold" style:font-weight-asian="bold" style:font-weight-complex="bold" fo:language="nb" fo:country="NO"/>
    </style:style>
    <style:style style:name="T45" style:parent-style-name="Standardskriftforavsnitt" style:family="text">
      <style:text-properties fo:language="nb" fo:country="NO"/>
    </style:style>
    <style:style style:name="T46" style:parent-style-name="Standardskriftforavsnitt" style:family="text">
      <style:text-properties fo:language="nb" fo:country="NO"/>
    </style:style>
    <style:style style:name="T47" style:parent-style-name="Standardskriftforavsnitt" style:family="text">
      <style:text-properties fo:font-weight="bold" style:font-weight-asian="bold" style:font-weight-complex="bold" fo:language="nb" fo:country="NO"/>
    </style:style>
    <style:style style:name="T48" style:parent-style-name="Standardskriftforavsnitt" style:family="text">
      <style:text-properties fo:language="nb" fo:country="NO"/>
    </style:style>
    <style:style style:name="P49" style:parent-style-name="Normal" style:family="paragraph">
      <style:text-properties fo:language="nb" fo:country="NO"/>
    </style:style>
    <style:style style:name="T50" style:parent-style-name="Standardskriftforavsnitt" style:family="text">
      <style:text-properties fo:language="nb" fo:country="NO"/>
    </style:style>
    <style:style style:name="T51" style:parent-style-name="Standardskriftforavsnitt" style:family="text">
      <style:text-properties fo:color="#FF0000" fo:language="nb" fo:country="NO"/>
    </style:style>
    <style:style style:name="T52" style:parent-style-name="Standardskriftforavsnitt" style:family="text">
      <style:text-properties fo:language="nb" fo:country="NO"/>
    </style:style>
    <style:style style:name="T53" style:parent-style-name="Standardskriftforavsnitt" style:family="text">
      <style:text-properties fo:font-weight="bold" style:font-weight-asian="bold" style:font-weight-complex="bold" fo:language="nb" fo:country="NO"/>
    </style:style>
    <style:style style:name="T54" style:parent-style-name="Standardskriftforavsnitt" style:family="text">
      <style:text-properties fo:language="nb" fo:country="NO"/>
    </style:style>
    <style:style style:name="T55" style:parent-style-name="Standardskriftforavsnitt" style:family="text">
      <style:text-properties fo:language="nb" fo:country="NO"/>
    </style:style>
    <style:style style:name="T56" style:parent-style-name="Standardskriftforavsnitt" style:family="text">
      <style:text-properties fo:font-weight="bold" style:font-weight-asian="bold" style:font-weight-complex="bold" fo:language="nb" fo:country="NO"/>
    </style:style>
    <style:style style:name="T57" style:parent-style-name="Standardskriftforavsnitt" style:family="text">
      <style:text-properties fo:language="nb" fo:country="NO"/>
    </style:style>
    <style:style style:name="P58" style:parent-style-name="Normal" style:list-style-name="LFO2" style:family="paragraph"/>
    <style:style style:name="P59" style:parent-style-name="Normal" style:family="paragraph">
      <style:text-properties fo:font-weight="bold" style:font-weight-asian="bold" style:font-weight-complex="bold"/>
    </style:style>
    <style:style style:name="T60" style:parent-style-name="Standardskriftforavsnitt" style:family="text">
      <style:text-properties fo:language="nb" fo:country="NO"/>
    </style:style>
    <style:style style:name="T61" style:parent-style-name="Standardskriftforavsnitt" style:family="text">
      <style:text-properties fo:font-weight="bold" style:font-weight-asian="bold" style:font-weight-complex="bold" fo:language="nb" fo:country="NO"/>
    </style:style>
    <style:style style:name="T62" style:parent-style-name="Standardskriftforavsnitt" style:family="text">
      <style:text-properties fo:language="nb" fo:country="NO"/>
    </style:style>
    <style:style style:name="P63" style:parent-style-name="Normal" style:list-style-name="LFO2" style:family="paragraph"/>
    <style:style style:name="T64" style:parent-style-name="Standardskriftforavsnitt" style:family="text">
      <style:text-properties fo:font-weight="bold" style:font-weight-asian="bold" style:font-weight-complex="bold"/>
    </style:style>
    <style:style style:name="P65" style:parent-style-name="Normal" style:list-style-name="LFO2" style:family="paragraph"/>
    <style:style style:name="T66" style:parent-style-name="Standardskriftforavsnitt" style:family="text">
      <style:text-properties fo:font-weight="bold" style:font-weight-asian="bold" style:font-weight-complex="bold"/>
    </style:style>
    <style:style style:name="P67" style:parent-style-name="Normal" style:list-style-name="LFO2" style:family="paragraph">
      <style:text-properties fo:language="nb" fo:country="NO"/>
    </style:style>
    <style:style style:name="P68" style:parent-style-name="Normal" style:family="paragraph">
      <style:text-properties fo:language="nb" fo:country="NO"/>
    </style:style>
    <style:style style:name="P69" style:parent-style-name="Normal" style:list-style-name="LFO2" style:family="paragraph"/>
    <style:style style:name="P70" style:parent-style-name="Normal" style:list-style-name="LFO2" style:family="paragraph"/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list-style-name="LFO2" style:family="paragraph"/>
    <style:style style:name="T73" style:parent-style-name="Standardskriftforavsnitt" style:family="text">
      <style:text-properties fo:font-weight="bold" style:font-weight-asian="bold" style:font-weight-complex="bold"/>
    </style:style>
    <style:style style:name="P74" style:parent-style-name="Normal" style:list-style-name="LFO2" style:family="paragraph"/>
    <style:style style:name="T75" style:parent-style-name="Standardskriftforavsnitt" style:family="text">
      <style:text-properties fo:font-weight="bold" style:font-weight-asian="bold" style:font-weight-complex="bold" fo:language="nb" fo:country="NO"/>
    </style:style>
    <style:style style:name="T76" style:parent-style-name="Standardskriftforavsnitt" style:family="text">
      <style:text-properties fo:language="nb" fo:country="NO"/>
    </style:style>
    <style:style style:name="P77" style:parent-style-name="Normal" style:list-style-name="LFO2" style:family="paragraph"/>
    <style:style style:name="P78" style:parent-style-name="Normal" style:list-style-name="LFO2" style:family="paragraph"/>
    <style:style style:name="T79" style:parent-style-name="Standardskriftforavsnitt" style:family="text">
      <style:text-properties fo:font-weight="bold" style:font-weight-asian="bold" style:font-weight-complex="bold"/>
    </style:style>
    <style:style style:name="P80" style:parent-style-name="Normal" style:family="paragraph">
      <style:text-properties fo:language="nb" fo:country="NO"/>
    </style:style>
    <style:style style:name="P81" style:parent-style-name="Normal" style:family="paragraph">
      <style:text-properties fo:font-weight="bold" style:font-weight-asian="bold" style:font-weight-complex="bold" fo:language="nb" fo:country="NO"/>
    </style:style>
    <style:style style:name="P82" style:parent-style-name="Normal" style:family="paragraph">
      <style:text-properties fo:language="nb" fo:country="NO"/>
    </style:style>
    <style:style style:name="P83" style:parent-style-name="Normal" style:family="paragraph">
      <style:text-properties fo:language="nb" fo:country="NO"/>
    </style:style>
    <style:style style:name="P84" style:parent-style-name="Normal" style:list-style-name="LFO2" style:family="paragraph"/>
    <style:style style:name="T85" style:parent-style-name="Standardskriftforavsnitt" style:family="text">
      <style:text-properties fo:font-weight="bold" style:font-weight-asian="bold" style:font-weight-complex="bold" fo:language="nb" fo:country="NO"/>
    </style:style>
    <style:style style:name="P86" style:parent-style-name="Normal" style:list-style-name="LFO2" style:family="paragraph"/>
    <style:style style:name="T87" style:parent-style-name="Standardskriftforavsnitt" style:family="text">
      <style:text-properties fo:language="nb" fo:country="NO"/>
    </style:style>
    <style:style style:name="T88" style:parent-style-name="Standardskriftforavsnitt" style:family="text">
      <style:text-properties fo:font-weight="bold" style:font-weight-asian="bold" style:font-weight-complex="bold" fo:language="nb" fo:country="NO"/>
    </style:style>
    <style:style style:name="T89" style:parent-style-name="Standardskriftforavsnitt" style:family="text">
      <style:text-properties fo:language="nb" fo:country="NO"/>
    </style:style>
    <style:style style:name="P90" style:parent-style-name="Normal" style:family="paragraph">
      <style:text-properties fo:font-weight="bold" style:font-weight-asian="bold" style:font-weight-complex="bold" fo:language="nb" fo:country="NO"/>
    </style:style>
    <style:style style:name="T91" style:parent-style-name="Standardskriftforavsnitt" style:family="text">
      <style:text-properties fo:language="nb" fo:country="NO"/>
    </style:style>
    <style:style style:name="P92" style:parent-style-name="Normal" style:list-style-name="LFO3" style:family="paragraph"/>
    <style:style style:name="T93" style:parent-style-name="Standardskriftforavsnitt" style:family="text">
      <style:text-properties fo:font-weight="bold" style:font-weight-asian="bold" style:font-weight-complex="bold" fo:language="nb" fo:country="NO"/>
    </style:style>
    <style:style style:name="T94" style:parent-style-name="Standardskriftforavsnitt" style:family="text">
      <style:text-properties fo:language="nb" fo:country="NO"/>
    </style:style>
    <style:style style:name="P95" style:parent-style-name="Normal" style:list-style-name="LFO3" style:family="paragraph"/>
    <style:style style:name="T96" style:parent-style-name="Standardskriftforavsnitt" style:family="text">
      <style:text-properties fo:font-weight="bold" style:font-weight-asian="bold" style:font-weight-complex="bold" fo:language="nb" fo:country="NO"/>
    </style:style>
    <style:style style:name="T97" style:parent-style-name="Standardskriftforavsnitt" style:family="text">
      <style:text-properties fo:language="nb" fo:country="NO"/>
    </style:style>
    <style:style style:name="P98" style:parent-style-name="Normal" style:list-style-name="LFO3" style:family="paragraph"/>
    <style:style style:name="T99" style:parent-style-name="Standardskriftforavsnitt" style:family="text">
      <style:text-properties fo:language="nb" fo:country="NO"/>
    </style:style>
    <style:style style:name="T100" style:parent-style-name="Standardskriftforavsnitt" style:family="text">
      <style:text-properties fo:font-style="italic" style:font-style-asian="italic" style:font-style-complex="italic" fo:language="nb" fo:country="NO"/>
    </style:style>
    <style:style style:name="T101" style:parent-style-name="Standardskriftforavsnitt" style:family="text">
      <style:text-properties fo:language="nb" fo:country="NO"/>
    </style:style>
    <style:style style:name="P102" style:parent-style-name="Normal" style:family="paragraph">
      <style:text-properties fo:font-weight="bold" style:font-weight-asian="bold" style:font-weight-complex="bold" fo:language="nb" fo:country="NO"/>
    </style:style>
    <style:style style:name="P103" style:parent-style-name="Normal" style:family="paragraph">
      <style:text-properties fo:language="nb" fo:country="NO"/>
    </style:style>
    <style:style style:name="T104" style:parent-style-name="Standardskriftforavsnitt" style:family="text">
      <style:text-properties fo:font-weight="bold" style:font-weight-asian="bold" style:font-weight-complex="bold" fo:language="nb" fo:country="NO"/>
    </style:style>
    <style:style style:name="T105" style:parent-style-name="Standardskriftforavsnitt" style:family="text">
      <style:text-properties fo:language="nb" fo:country="NO"/>
    </style:style>
    <style:style style:name="T106" style:parent-style-name="Standardskriftforavsnitt" style:family="text">
      <style:text-properties fo:font-weight="bold" style:font-weight-asian="bold" style:font-weight-complex="bold" fo:language="nb" fo:country="NO"/>
    </style:style>
    <style:style style:name="T107" style:parent-style-name="Standardskriftforavsnitt" style:family="text">
      <style:text-properties fo:font-style="italic" style:font-style-asian="italic" style:font-style-complex="italic" fo:language="nb" fo:country="NO"/>
    </style:style>
    <style:style style:name="T108" style:parent-style-name="Standardskriftforavsnitt" style:family="text">
      <style:text-properties fo:language="nb" fo:country="NO"/>
    </style:style>
    <style:style style:name="T109" style:parent-style-name="Standardskriftforavsnitt" style:family="text">
      <style:text-properties fo:font-style="italic" style:font-style-asian="italic" style:font-style-complex="italic" fo:language="nb" fo:country="NO"/>
    </style:style>
    <style:style style:name="T110" style:parent-style-name="Standardskriftforavsnitt" style:family="text">
      <style:text-properties fo:language="nb" fo:country="NO"/>
    </style:style>
    <style:style style:name="P111" style:parent-style-name="Normal" style:family="paragraph">
      <style:text-properties fo:language="nb" fo:country="NO"/>
    </style:style>
    <style:style style:name="P112" style:parent-style-name="Normal" style:family="paragraph">
      <style:text-properties fo:language="nb" fo:country="NO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Sammenligning 1: BCSs Exercise vs. BCSs Usual Care</text:p>
      <text:p text:style-name="P2">ANCOVA:</text:p>
      <text:p text:style-name="Normal"><text:span text:style-name="T3">Beste modell: ANCOVA med pre-verdi som kovariat</text:span></text:p>
      <text:p text:style-name="P4">Utfallet er post-verdien, kovariaten er pre-verdien, og gruppeindikator er prediktor. Dette er den anbefalte<text:s/>tilnærmingen for RCT-data (Lord's paradox-argumentet taler for ANCOVA fremfor analyse av ∆-skårer — dette er godt etablert i metodelitteraturen).</text:p>
      <text:p text:style-name="P5">r</text:p>
      <text:p text:style-name="P6">model &lt;- lm(post_VO2mlkgmin ~ pre_VO2mlkgmin + gruppe, data = df_rct)</text:p>
      <text:p text:style-name="P7">Det gir deg et estimat for gruppeforskjell i post-verdier, justert for baseline. Dette er statistisk mer effektivt enn t-test på ∆-skårer og håndterer regresjonseffekter mot gjennomsnittet.</text:p>
      <text:p text:style-name="Normal"><draw:custom-shape svg:x="0in" svg:y="0in" svg:width="45.51042in" svg:height="0.00139in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8">Sammenligning 2: BCSs Exercise vs. Non-Cancer Controls</text:p>
      <text:p text:style-name="Normal"><text:span text:style-name="T9">Endringsskår (∆ = post − pre) derimot<text:s/></text:span><text:span text:style-name="T10">lar hver person være sin egen kontroll</text:span><text:span text:style-name="T11">, og sammenligner<text:s/></text:span><text:span text:style-name="T12">hvor mye hver gruppe forbedret seg</text:span><text:span text:style-name="T13">, uavhengig av absolutt startnivå</text:span></text:p>
      <text:p text:style-name="Normal"><text:span text:style-name="T14">For en mekanismeartikkel der spørsmålet er<text:s/></text:span><text:span text:style-name="T15">"responderte BCSs like godt på trening som friske kvinner?"</text:span><text:span text:style-name="T16"><text:s/>er endringsskår faktisk det mest intuitive og direkte svaret på forskningsspørsmålet. Du spør ikke om absolutte nivåer — du spør om<text:s/></text:span><text:span text:style-name="T17">treningsrespons</text:span><text:span text:style-name="T18">.</text:span></text:p>
      <text:p text:style-name="Normal"><text:span text:style-name="T19">Den viktige advarselen: Regresjon mot gjennomsnittet</text:span></text:p>
      <text:p text:style-name="Normal"><text:span text:style-name="T20">Den eneste legitime svakheten ved endringsskår her er<text:s/></text:span><text:span text:style-name="T21">regresjon mot gjennomsnittet</text:span><text:span text:style-name="T22"><text:s/>— deltakere som starter lavt, har en tendens til å stige mer uavhengig av intervensjon, og omvendt. Hvis non-cancer controls har systematisk høyere baseline VO2peak (noe de sannsynligvis har), kan de ha<text:s/></text:span><text:span text:style-name="T23">mindre</text:span><text:span text:style-name="T24"><text:s/>rom for forbedring, noe som faktisk taler<text:s/></text:span><text:span text:style-name="T25">mot</text:span><text:span text:style-name="T26"><text:s/>at du finner en forskjell til ugunst for BCSs. Så dette er ikke et argument for å bytte metode — men det er verdt å nevne som en begrensning.</text:span></text:p>
      <text:p text:style-name="Normal"><text:span text:style-name="T27">I tillegg vil jeg anbefale at du for non-cancer-sammenligningen<text:s/></text:span><text:span text:style-name="T28">rapporterer justert og ujustert modell</text:span><text:span text:style-name="T29"><text:s/>— altså først bare ∆ ~ gruppe, og deretter ∆ ~ gruppe + alder (eller baseline VO2peak). Hvis konklusjonen er den samme, styrker det funnene. Hvis ikke, er det viktig informasjon.</text:span></text:p>
      <text:list text:style-name="LFO1" text:continue-numbering="true">
        <text:list-item>
          <text:p text:style-name="P30">Hvorfor justering?</text:p>
        </text:list-item>
      </text:list>
      <text:p text:style-name="P31">Kort sagt: for å sjekke hvor robuste funnene er.</text:p>
      <text:soft-page-break/>
      <text:p text:style-name="P32">Den ujusterte<text:s/>modellen (delta ~ group) er det direkte, transparente svaret på "endret de to gruppene seg ulikt?". Den er enkel å tolke og lett å rapportere.</text:p>
      <text:p text:style-name="P33">De justerte modellene er sensitivitetsanalyser. Begrunnelsen er:</text:p>
      <text:p text:style-name="Normal"><text:span text:style-name="T34">Justering for alder</text:span><text:span text:style-name="T35"><text:s/>— Non-cancer controls er sannsynligvis yngre enn BCS-gruppen (seleksjonsskjevhet). Yngre kvinner responderer generelt bedre på aerob trening. Hvis du finner at BCS exercise har lavere ∆VO2peak enn non-cancer controls, kan det skyldes aldersforskjellen like mye som kreftsykdommen. Den aldersjusterte modellen isolerer gruppeeffekten fra alderseffekten.</text:span></text:p>
      <text:p text:style-name="Normal"><text:span text:style-name="T36">Justering for baseline VO2peak</text:span><text:span text:style-name="T37"><text:s/>— Non-cancer controls er sannsynligvis i bedre form ved baseline. Regresjon mot gjennomsnittet tilsier at de med høyere utgangspunkt har<text:s/></text:span><text:span text:style-name="T38">mindre</text:span><text:span text:style-name="T39"><text:s/>rom for forbedring — noe som faktisk taler<text:s/></text:span><text:span text:style-name="T40">mot</text:span><text:span text:style-name="T41"><text:s/>at du finner en ulempe for BCS. Men det er likevel greit å vise at konklusjonen holder når du kontrollerer for dette.</text:span></text:p>
      <text:p text:style-name="Normal"><text:span text:style-name="T42">Den praktiske verdien</text:span><text:span text:style-name="T43"><text:s/>er at hvis alle tre modeller (ujustert, + alder, + baseline VO2) peker i samme retning og gir omtrent like store estimater, styrker det konklusjonen betraktelig. Hvis de spriker, har du viktig informasjon om hva som driver forskjellen — og det er like verdifullt å rapportere.</text:span></text:p>
      <text:p text:style-name="Normal"><draw:custom-shape svg:x="0in" svg:y="0in" svg:width="45.51042in" svg:height="0.00139in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P44">Multiple testing</text:p>
      <text:p text:style-name="Normal"><text:span text:style-name="T45">Med ~20 utfallsvariabler bør du<text:s/></text:span><text:span text:style-name="T46">bruke<text:s/></text:span><text:span text:style-name="T47">Benjamini-Hochberg FDR-korreksjon</text:span><text:span text:style-name="T48"><text:s/>fremfor Bonferroni. Bonferroni er for konservativ her og vil gjøre at du ikke finner noe. FDR gir bedre balanse mellom type I og type II feil i utforskende mekanismestudier. I R:</text:span></text:p>
      <text:p text:style-name="P49">p.adjust(p_verdier, method = "BH")</text:p>
      <text:p text:style-name="Normal"><text:span text:style-name="T50">Alternativt —<text:s/></text:span><text:span text:style-name="T51">og dette er også faglig forsvarlig<text:s/></text:span><text:span text:style-name="T52">— kan du rapportere ukorrigerte p-verdier men eksplisitt omtale dette som hypotesegenererende og tolkningene som tentative. Det er vanlig i mekanismestudier med få deltakere.</text:span></text:p>
      <text:p text:style-name="Normal"><text:span text:style-name="T53">Med grouping på domain</text:span><text:span text:style-name="T54"><text:s/>korrigerer du innad i hver faglig meningsfull gruppe. Begrunnelsen er at cardio-variablene er én hypotesefamilie ("påvirker trening hjerte/lunge-faktorer?") og muskelvariabler en annen ("påvirker trening muskelfysiologi?"). Dette er både statistisk og biologisk mer fornuftig.</text:span></text:p>
      <text:p text:style-name="Normal"><text:span text:style-name="T55">Siden dette er en<text:s/></text:span><text:span text:style-name="T56">mekanismestudie med hypotesegenererende formål</text:span><text:span text:style-name="T57"><text:s/>og relativt få deltakere, ville jeg faktisk argumentert for domain-grouping — du ønsker å finne signaler, ikke slå dem ned unødvendig hardt. Og du kan forsvare det faglig fordi domenene er biologisk distinkte.</text:span></text:p>
      <text:soft-page-break/>
      <text:list text:style-name="LFO2" text:continue-numbering="true">
        <text:list-item>
          <text:p text:style-name="P58">Korreksjonsmetode</text:p>
        </text:list-item>
      </text:list>
      <text:p text:style-name="P59">1. Benjamini–Hochberg (FDR) – anbefalt</text:p>
      <text:p text:style-name="Normal"><text:span text:style-name="T60">Best når du tester<text:s/></text:span><text:span text:style-name="T61">mange fysiologiske utfall samtidig</text:span><text:span text:style-name="T62">.</text:span></text:p>
      <text:p text:style-name="Normal">Fordeler:</text:p>
      <text:list text:style-name="LFO2" text:continue-numbering="true">
        <text:list-item>
          <text:list>
            <text:list-item>
              <text:p text:style-name="P63">Kontrollerer<text:s/><text:span text:style-name="T64">false discovery rate</text:span></text:p>
            </text:list-item>
            <text:list-item>
              <text:p text:style-name="P65"><text:span text:style-name="T66">Mye mer power</text:span><text:s/>enn Bonferroni</text:p>
            </text:list-item>
            <text:list-item>
              <text:p text:style-name="P67">Standard i mange fysiologi-, omics- og kliniske studier med flere utfall</text:p>
            </text:list-item>
          </text:list>
        </text:list-item>
      </text:list>
      <text:p text:style-name="P68">Dette passer spesielt godt for:</text:p>
      <text:list text:style-name="LFO2" text:continue-numbering="true">
        <text:list-item>
          <text:list>
            <text:list-item>
              <text:p text:style-name="P69">mange muskelvariabler</text:p>
            </text:list-item>
            <text:list-item>
              <text:p text:style-name="P70">mange kardiorespiratoriske variabler</text:p>
            </text:list-item>
          </text:list>
        </text:list-item>
      </text:list>
      <text:p text:style-name="P71">2. Bonferroni</text:p>
      <text:p text:style-name="Normal">Brukes når:</text:p>
      <text:list text:style-name="LFO2" text:continue-numbering="true">
        <text:list-item>
          <text:list>
            <text:list-item>
              <text:p text:style-name="P72">veldig<text:s/><text:span text:style-name="T73">få tester</text:span></text:p>
            </text:list-item>
            <text:list-item>
              <text:p text:style-name="P74"><text:span text:style-name="T75">strengt kontrollert type I-feil</text:span><text:span text:style-name="T76"><text:s/>er kritisk</text:span></text:p>
            </text:list-item>
          </text:list>
        </text:list-item>
      </text:list>
      <text:p text:style-name="Normal">Ulempe:</text:p>
      <text:list text:style-name="LFO2" text:continue-numbering="true">
        <text:list-item>
          <text:list>
            <text:list-item>
              <text:p text:style-name="P77">ekstremt konservativ</text:p>
            </text:list-item>
            <text:list-item>
              <text:p text:style-name="P78">stor risiko for<text:s/><text:span text:style-name="T79">false negatives</text:span></text:p>
            </text:list-item>
          </text:list>
        </text:list-item>
      </text:list>
      <text:p text:style-name="P80">Lite ideelt når du tester 15–30 variabler.</text:p>
      <text:p text:style-name="P81">3. Tukey</text:p>
      <text:p text:style-name="P82">Ikke relevant her.</text:p>
      <text:p text:style-name="P83">Tukey brukes for:</text:p>
      <text:list text:style-name="LFO2" text:continue-numbering="true">
        <text:list-item>
          <text:list>
            <text:list-item>
              <text:p text:style-name="P84"><text:span text:style-name="T85">post-hoc sammenligninger mellom flere grupper</text:span></text:p>
            </text:list-item>
            <text:list-item>
              <text:p text:style-name="P86">etter ANOVA</text:p>
            </text:list-item>
          </text:list>
        </text:list-item>
      </text:list>
      <text:p text:style-name="Normal"><text:span text:style-name="T87">Du tester<text:s/></text:span><text:span text:style-name="T88">én gruppeeffekt i en modell</text:span><text:span text:style-name="T89">, ikke mange parvise sammenligninger.</text:span></text:p>
      <text:p text:style-name="Normal"><draw:custom-shape svg:x="0in" svg:y="0in" svg:width="45.51042in" svg:height="0.00139in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90">Steg 5 —<text:s/>Effektstørrelser og klinisk relevans</text:p>
      <text:soft-page-break/>
      <text:p text:style-name="Normal"><text:span text:style-name="T91">P-verdier alene er utilstrekkelig med disse utvalgsstørrelsene.<text:s/></text:span>Rapporter alltid:</text:p>
      <text:list text:style-name="LFO3" text:continue-numbering="true">
        <text:list-item>
          <text:p text:style-name="P92"><text:span text:style-name="T93">Cohen's d</text:span><text:span text:style-name="T94"><text:s/>for gruppeforskjeller i ∆ (liten=0.2, medium=0.5, stor=0.8)</text:span></text:p>
        </text:list-item>
        <text:list-item>
          <text:p text:style-name="P95"><text:span text:style-name="T96">95% konfidensintervall</text:span><text:span text:style-name="T97"><text:s/>for alle estimater — dette er ofte mer informativt enn p-verdier alene</text:span></text:p>
        </text:list-item>
        <text:list-item>
          <text:p text:style-name="P98"><text:span text:style-name="T99">Vurder om endringer er<text:s/></text:span><text:span text:style-name="T100">klinisk</text:span><text:span text:style-name="T101"><text:s/>meningsfulle, ikke bare statistisk signifikante</text:span></text:p>
        </text:list-item>
      </text:list>
      <text:p text:style-name="Normal"><draw:custom-shape svg:x="0in" svg:y="0in" svg:width="45.51042in" svg:height="0.00139in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P102">Steg 6 — Forslag tabeller og grafisk fremstilling</text:p>
      <text:p text:style-name="P103">Du nevnte at du er glad i grafikk — bra, for det passer dette datasettet godt.</text:p>
      <text:p text:style-name="Normal"><text:span text:style-name="T104">Tabell 2 (etter mal fra hovedartikkel):</text:span><text:span text:style-name="T105"><text:s/>Vis mean ± SD for pre, post og ∆ per gruppe, pluss p-verdi for gruppeforskjell i ∆ og Cohen's d. Dette er standarden og reviewers forventer det.</text:span></text:p>
      <text:p text:style-name="Normal"><text:span text:style-name="T106">Grafiske forslag — fra mest til minst innslagsgivende:</text:span></text:p>
      <text:p text:style-name="Normal"><text:span text:style-name="T107">1. "Spaghetti plot" kombinert med boksplott</text:span><text:span text:style-name="T108"><text:s/>Vis individuelle linjer fra pre til post for hver deltaker, per gruppe, med gruppegjennomsnittet lagt oppå. Dette viser respons-heterogeniteten som er svært relevant her — noen BCSs responderer kanskje bra, andre ikke. Et rent gjennomsnitt skjuler dette.</text:span></text:p>
      <text:p text:style-name="Normal"><text:span text:style-name="T109">2. Grouped forest plot for alle ∆-variabler</text:span><text:span text:style-name="T110"><text:s/>Et forest plot der hver rad er én variabel, og du viser ∆ med 95% KI for hver gruppe side om side. Dette gir et elegant overblikk over hele variabelpanelet i én figur — veldig effektivt for reviewers og lesere.</text:span></text:p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rs Martin Tingelstad</meta:initial-creator>
    <dc:creator>Lars Martin Tingelstad</dc:creator>
    <meta:creation-date>2026-03-06T11:10:00Z</meta:creation-date>
    <dc:date>2026-03-10T14:46:00Z</dc:date>
    <meta:template xlink:href="Normal.dotm" xlink:type="simple"/>
    <meta:editing-cycles>4</meta:editing-cycles>
    <meta:editing-duration>PT240S</meta:editing-duration>
    <meta:document-statistic meta:page-count="4" meta:paragraph-count="12" meta:word-count="945" meta:character-count="6323" meta:row-count="44" meta:non-whitespace-character-count="5390"/>
  </office:meta>
</office:document-meta>
</file>